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047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Project</text:p>
          </table:table-cell>
          <table:table-cell office:value-type="string">
            <text:p>Person Requesting</text:p>
          </table:table-cell>
          <table:table-cell office:value-type="string">
            <text:p>2 Pin Male</text:p>
          </table:table-cell>
          <table:table-cell office:value-type="string">
            <text:p>2 Pin Female</text:p>
          </table:table-cell>
          <table:table-cell office:value-type="string">
            <text:p>4 Pin Male</text:p>
          </table:table-cell>
          <table:table-cell office:value-type="string">
            <text:p>4 Pin Female</text:p>
          </table:table-cell>
          <table:table-cell office:value-type="string">
            <text:p>5 Pin Male</text:p>
          </table:table-cell>
          <table:table-cell office:value-type="string">
            <text:p>5 Pin Female</text:p>
          </table:table-cell>
        </table:table-row>
        <table:table-row table:style-name="ro2">
          <table:table-cell office:value-type="string">
            <text:p>BICEP2</text:p>
          </table:table-cell>
          <table:table-cell office:value-type="string">
            <text:p>Dowell</text:p>
          </table:table-cell>
          <table:table-cell table:number-columns-repeated="4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CIBER</text:p>
          </table:table-cell>
          <table:table-cell office:value-type="string">
            <text:p>Zemcov</text:p>
          </table:table-cell>
          <table:table-cell table:number-columns-repeated="4"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SPIDER (SPUD)</text:p>
          </table:table-cell>
          <table:table-cell office:value-type="string">
            <text:p>Jones</text:p>
          </table:table-cell>
          <table:table-cell table:number-columns-repeated="2" office:value-type="float" office:value="400">
            <text:p>400</text:p>
          </table:table-cell>
          <table:table-cell table:number-columns-repeated="2"/>
          <table:table-cell table:number-columns-repeated="2" office:value-type="float" office:value="250">
            <text:p>250</text:p>
          </table:table-cell>
        </table:table-row>
        <table:table-row table:style-name="ro2">
          <table:table-cell office:value-type="string">
            <text:p>MOORE 4.1</text:p>
          </table:table-cell>
          <table:table-cell office:value-type="string">
            <text:p>Golwala</text:p>
          </table:table-cell>
          <table:table-cell table:number-columns-repeated="4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3">08/23/2007</text:date>, <text:time>18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Michael Zemcov</meta:initial-creator>
    <meta:creation-date>2007-08-22T12:04:29</meta:creation-date>
    <dc:creator>Michael Zemcov</dc:creator>
    <dc:date>2007-08-23T18:16:52</dc:date>
    <dc:language>en-US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